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092DD1AA6FDCD7F24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6.589cm" svg:height="3.863cm" draw:z-index="0"><draw:image xlink:href="Pictures/100000000000027300000092DD1AA6FDCD7F24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0:33:47.547000000</meta:creation-date>
    <dc:date>2021-02-22T10:49:41.307000000</dc:date>
    <meta:editing-duration>PT5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0.3$Windows_X86_64 LibreOffice_project/8061b3e9204bef6b321a21033174034a5e2ea88e</meta:generator>
  </office:meta>
</office:document-meta>
</file>